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9-02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8-05-09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8-01-3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7-05-11 0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7-01-24 1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6-05-10 0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6-01-13 1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5-09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5-05-18 0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5-01-23 0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4-09-1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352</text:p>
          </table:table-cell>
          <table:table-cell office:value-type="string" calcext:value-type="string">
            <text:p>2014-04-30 0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